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, 'Times New Roman EmbeddedFont', 'Times New Roman MSFontService', serif"/>
    <style:font-face style:name="monospace" svg:font-family="monospace"/>
    <style:font-face style:name="sans-serif" svg:font-family="sans-serif"/>
    <style:font-face style:name="Hack" svg:font-family="Hack" style:font-pitch="fixed"/>
    <style:font-face style:name="Likhan" svg:font-family="Likhan" style:font-pitch="variable"/>
    <style:font-face style:name="Manjari Thin" svg:font-family="'Manjari Thi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Ubuntu" fo:font-size="16pt" fo:font-weight="bold" officeooo:rsid="0002521c" officeooo:paragraph-rsid="0002521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9pt" officeooo:rsid="0002521c" officeooo:paragraph-rsid="0002521c" style:font-size-asian="19pt" style:font-size-complex="19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Ubuntu" fo:font-size="14pt" officeooo:rsid="0002521c" officeooo:paragraph-rsid="0002521c" style:font-size-asian="12.25pt" style:font-size-complex="14pt"/>
    </style:style>
    <style:style style:name="P4" style:family="paragraph" style:parent-style-name="Standard" style:list-style-name="L3">
      <style:paragraph-properties fo:margin-top="0.101cm" fo:margin-bottom="0.101cm" loext:contextual-spacing="false" fo:line-height="100%" fo:text-align="justify" style:justify-single-word="false"/>
      <style:text-properties style:font-name="Manjari Thin" fo:font-size="14pt" fo:font-weight="normal" officeooo:rsid="00043183" officeooo:paragraph-rsid="0006aee2" style:font-size-asian="12.25pt" style:font-weight-asian="normal" style:font-size-complex="14pt" style:font-weight-complex="normal"/>
    </style:style>
    <style:style style:name="P5" style:family="paragraph" style:parent-style-name="Standard" style:list-style-name="L4">
      <style:paragraph-properties fo:margin-top="0.101cm" fo:margin-bottom="0.101cm" loext:contextual-spacing="false" fo:line-height="100%" fo:text-align="justify" style:justify-single-word="false"/>
      <style:text-properties style:font-name="Manjari Thin" fo:font-size="16pt" officeooo:rsid="0006208f" officeooo:paragraph-rsid="0006208f" style:font-size-asian="14pt" style:font-size-complex="16pt"/>
    </style:style>
    <style:style style:name="P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Manjari Thin" fo:font-size="16pt" officeooo:paragraph-rsid="0006b90d"/>
    </style:style>
    <style:style style:name="P7" style:family="paragraph" style:parent-style-name="Standard" style:list-style-name="L7">
      <style:paragraph-properties fo:margin-top="0.101cm" fo:margin-bottom="0.101cm" loext:contextual-spacing="false" fo:line-height="100%" fo:text-align="justify" style:justify-single-word="false"/>
      <style:text-properties style:font-name="Manjari Thin" fo:font-size="16pt" officeooo:rsid="0008aabf" officeooo:paragraph-rsid="0008aabf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Ubuntu" fo:font-size="15pt" fo:font-weight="normal" officeooo:rsid="00050c84" officeooo:paragraph-rsid="00050c84" style:font-size-asian="15pt" style:font-weight-asian="normal" style:font-size-complex="15pt" style:font-weight-complex="normal"/>
    </style:style>
    <style:style style:name="P9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style:font-name="Ubuntu" officeooo:paragraph-rsid="0002521c"/>
    </style:style>
    <style:style style:name="P10" style:family="paragraph" style:parent-style-name="Standard" style:list-style-name="L6">
      <style:paragraph-properties fo:margin-top="0.101cm" fo:margin-bottom="0.101cm" loext:contextual-spacing="false" fo:line-height="100%" fo:text-align="justify" style:justify-single-word="false"/>
      <style:text-properties style:font-name="Ubuntu" fo:font-size="14pt" fo:font-weight="normal" officeooo:rsid="0006b90d" officeooo:paragraph-rsid="0006b90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style:font-name="Manjari Thin" fo:font-size="15pt" officeooo:rsid="0002521c" officeooo:paragraph-rsid="0002521c" style:font-size-asian="15pt" style:font-size-complex="15pt"/>
    </style:style>
    <style:style style:name="P12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style:font-name="Manjari Thin" fo:font-size="16pt" fo:font-weight="bold" officeooo:rsid="00043183" officeooo:paragraph-rsid="00043183" style:font-size-asian="14pt" style:font-weight-asian="bold" style:font-size-complex="16pt" style:font-weight-complex="bold"/>
    </style:style>
    <style:style style:name="P13" style:family="paragraph" style:parent-style-name="Standard" style:list-style-name="L5">
      <style:paragraph-properties fo:margin-top="0.201cm" fo:margin-bottom="0.201cm" loext:contextual-spacing="false" fo:line-height="100%" fo:text-align="justify" style:justify-single-word="false"/>
      <style:text-properties style:font-name="Ubuntu" fo:font-size="14pt" fo:font-weight="normal" officeooo:rsid="0006aee2" officeooo:paragraph-rsid="0006aee2" style:font-size-asian="12.25pt" style:font-weight-asian="normal" style:font-size-complex="14pt" style:font-weight-complex="normal"/>
    </style:style>
    <style:style style:name="P14" style:family="paragraph" style:parent-style-name="Standard" style:list-style-name="L8">
      <style:paragraph-properties fo:margin-top="0.201cm" fo:margin-bottom="0.201cm" loext:contextual-spacing="false" fo:line-height="100%" fo:text-align="justify" style:justify-single-word="false"/>
      <style:text-properties style:font-name="Ubuntu" fo:font-size="14pt" fo:font-weight="normal" officeooo:rsid="00090044" officeooo:paragraph-rsid="00090044" style:font-size-asian="12.25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margin-top="0.302cm" fo:margin-bottom="0.302cm" loext:contextual-spacing="false" fo:line-height="100%" fo:text-align="justify" style:justify-single-word="false"/>
      <style:text-properties style:font-name="Manjari Thin" fo:font-size="16pt" officeooo:rsid="0002521c" officeooo:paragraph-rsid="0002521c" style:font-size-asian="16pt" style:font-size-complex="16pt"/>
    </style:style>
    <style:style style:name="P16" style:family="paragraph" style:parent-style-name="Standard" style:list-style-name="L6">
      <style:paragraph-properties fo:margin-top="0.302cm" fo:margin-bottom="0.302cm" loext:contextual-spacing="false" fo:line-height="100%" fo:text-align="justify" style:justify-single-word="false"/>
      <style:text-properties style:font-name="Manjari Thin" fo:font-size="16pt" fo:font-weight="normal" officeooo:rsid="0006b90d" officeooo:paragraph-rsid="0006b90d" style:font-size-asian="16pt" style:font-weight-asian="normal" style:font-size-complex="16pt" style:font-weight-complex="normal"/>
    </style:style>
    <style:style style:name="P17" style:family="paragraph" style:parent-style-name="Standard" style:list-style-name="L4">
      <style:paragraph-properties fo:margin-top="0.302cm" fo:margin-bottom="0.302cm" loext:contextual-spacing="false" fo:line-height="100%" fo:text-align="justify" style:justify-single-word="false"/>
      <style:text-properties style:font-name="Manjari Thin" fo:font-size="16pt" officeooo:rsid="0006208f" officeooo:paragraph-rsid="0006208f" style:font-size-asian="14pt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4pt" officeooo:rsid="0006208f" officeooo:paragraph-rsid="0006208f" style:font-size-asian="12.25pt" style:font-size-complex="14pt"/>
    </style:style>
    <style:style style:name="P19" style:family="paragraph" style:parent-style-name="Standard" style:list-style-name="L15">
      <style:paragraph-properties fo:margin-top="0cm" fo:margin-bottom="0cm" loext:contextual-spacing="false" fo:line-height="100%" fo:text-align="justify" style:justify-single-word="false"/>
      <style:text-properties style:font-name="Ubuntu" fo:font-size="14pt" officeooo:rsid="0017a17d" officeooo:paragraph-rsid="0017a17d" style:font-size-asian="12.25pt" style:font-size-complex="14pt"/>
    </style:style>
    <style:style style:name="P20" style:family="paragraph" style:parent-style-name="Standard" style:list-style-name="L5">
      <style:paragraph-properties fo:margin-top="0cm" fo:margin-bottom="0cm" loext:contextual-spacing="false" fo:line-height="100%" fo:text-align="justify" style:justify-single-word="false"/>
      <style:text-properties style:font-name="Ubuntu" fo:font-size="14pt" fo:font-weight="normal" officeooo:rsid="0006aee2" officeooo:paragraph-rsid="0006aee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4pt" fo:font-weight="normal" officeooo:rsid="0006aee2" officeooo:paragraph-rsid="0006aee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4pt" fo:font-weight="normal" officeooo:rsid="000f2383" officeooo:paragraph-rsid="000ffb2d" style:font-size-asian="12.25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margin-top="0.402cm" fo:margin-bottom="0.402cm" loext:contextual-spacing="false" fo:line-height="100%" fo:text-align="justify" style:justify-single-word="false"/>
      <style:text-properties style:font-name="Manjari Thin" fo:font-size="16pt" fo:font-weight="normal" officeooo:rsid="00043183" officeooo:paragraph-rsid="0006aee2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style:font-name="Manjari Thin" fo:font-size="16pt" fo:font-weight="normal" officeooo:rsid="000d76d6" officeooo:paragraph-rsid="000d76d6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style:font-name="Manjari Thin" fo:font-size="16pt" fo:font-style="normal" fo:font-weight="normal" officeooo:rsid="00090044" officeooo:paragraph-rsid="00090044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12">
      <style:paragraph-properties fo:margin-top="0.402cm" fo:margin-bottom="0.402cm" loext:contextual-spacing="false" fo:line-height="100%" fo:text-align="justify" style:justify-single-word="false"/>
      <style:text-properties style:font-name="Manjari Thin" fo:font-size="16pt" officeooo:rsid="0012bad8" officeooo:paragraph-rsid="0012bad8"/>
    </style:style>
    <style:style style:name="P27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style:font-name="Manjari Thin" fo:font-size="16pt" officeooo:rsid="0012bad8" officeooo:paragraph-rsid="0012bad8"/>
    </style:style>
    <style:style style:name="P28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style:font-name="Manjari Thin" fo:font-size="16pt" officeooo:rsid="001476a8" officeooo:paragraph-rsid="001476a8" style:font-size-asian="16pt" style:font-size-complex="16pt"/>
    </style:style>
    <style:style style:name="P29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style:font-name="Manjari Thin" fo:font-size="15pt" officeooo:rsid="00168eee" officeooo:paragraph-rsid="00168eee" style:font-size-asian="15pt" style:font-size-complex="15pt"/>
    </style:style>
    <style:style style:name="P30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style:font-name="Ubuntu" fo:font-size="16pt" fo:font-style="normal" fo:font-weight="bold" officeooo:rsid="00043183" officeooo:paragraph-rsid="00043183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 style:list-style-name="L11">
      <style:paragraph-properties fo:margin-top="0.402cm" fo:margin-bottom="0.402cm" loext:contextual-spacing="false" fo:line-height="100%" fo:text-align="justify" style:justify-single-word="false"/>
      <style:text-properties style:font-name="Ubuntu" fo:font-size="14pt" fo:font-weight="normal" officeooo:rsid="000d76d6" officeooo:paragraph-rsid="000d76d6" style:font-size-asian="12.25pt" style:font-weight-asian="normal" style:font-size-complex="14pt" style:font-weight-complex="normal"/>
    </style:style>
    <style:style style:name="P32" style:family="paragraph" style:parent-style-name="Standard" style:list-style-name="L11">
      <style:paragraph-properties fo:margin-top="0.402cm" fo:margin-bottom="0.402cm" loext:contextual-spacing="false" fo:line-height="100%" fo:text-align="justify" style:justify-single-word="false"/>
      <style:text-properties style:font-name="Ubuntu" fo:font-size="14pt" fo:font-weight="normal" officeooo:rsid="000f2383" officeooo:paragraph-rsid="000f2383" style:font-size-asian="12.25pt" style:font-weight-asian="normal" style:font-size-complex="14pt" style:font-weight-complex="normal"/>
    </style:style>
    <style:style style:name="P33" style:family="paragraph" style:parent-style-name="Standard" style:list-style-name="L11">
      <style:paragraph-properties fo:margin-top="0.402cm" fo:margin-bottom="0.402cm" loext:contextual-spacing="false" fo:line-height="100%" fo:text-align="justify" style:justify-single-word="false"/>
      <style:text-properties style:font-name="Ubuntu" fo:font-size="14pt" fo:font-weight="normal" officeooo:rsid="000ffb2d" officeooo:paragraph-rsid="000ffb2d" style:font-size-asian="12.25pt" style:font-weight-asian="normal" style:font-size-complex="14pt" style:font-weight-complex="normal"/>
    </style:style>
    <style:style style:name="P34" style:family="paragraph" style:parent-style-name="Standard" style:list-style-name="L12">
      <style:paragraph-properties fo:margin-top="0.402cm" fo:margin-bottom="0.402cm" loext:contextual-spacing="false" fo:line-height="100%" fo:text-align="justify" style:justify-single-word="false"/>
      <style:text-properties style:font-name="Ubuntu" fo:font-size="14pt" fo:font-weight="normal" officeooo:rsid="000f2383" officeooo:paragraph-rsid="000f2383" style:font-size-asian="14pt" style:font-weight-asian="normal" style:font-size-complex="14pt" style:font-weight-complex="normal"/>
    </style:style>
    <style:style style:name="P35" style:family="paragraph" style:parent-style-name="Standard" style:list-style-name="L12">
      <style:paragraph-properties fo:margin-top="0.402cm" fo:margin-bottom="0.402cm" loext:contextual-spacing="false" fo:line-height="100%" fo:text-align="justify" style:justify-single-word="false"/>
      <style:text-properties style:font-name="Ubuntu" fo:font-size="14pt" fo:font-weight="normal" officeooo:rsid="0011b9f6" officeooo:paragraph-rsid="0011b9f6" style:font-size-asian="14pt" style:font-weight-asian="normal" style:font-size-complex="14pt" style:font-weight-complex="normal"/>
    </style:style>
    <style:style style:name="P36" style:family="paragraph" style:parent-style-name="Standard" style:list-style-name="L12">
      <style:paragraph-properties fo:margin-top="0.402cm" fo:margin-bottom="0.402cm" loext:contextual-spacing="false" fo:line-height="100%" fo:text-align="justify" style:justify-single-word="false"/>
      <style:text-properties style:font-name="Ubuntu" fo:font-size="14pt" officeooo:paragraph-rsid="0011b9f6" style:font-size-asian="14pt" style:font-size-complex="14pt"/>
    </style:style>
    <style:style style:name="P37" style:family="paragraph" style:parent-style-name="Standard" style:list-style-name="L13">
      <style:paragraph-properties fo:margin-top="0.402cm" fo:margin-bottom="0.402cm" loext:contextual-spacing="false" fo:line-height="100%" fo:text-align="justify" style:justify-single-word="false"/>
      <style:text-properties style:font-name="Ubuntu" fo:font-size="14pt" officeooo:paragraph-rsid="001476a8" style:font-size-asian="14pt" style:font-size-complex="14pt"/>
    </style:style>
    <style:style style:name="P38" style:family="paragraph" style:parent-style-name="Standard" style:list-style-name="L12">
      <style:paragraph-properties fo:margin-top="0.402cm" fo:margin-bottom="0.402cm" loext:contextual-spacing="false" fo:line-height="100%" fo:text-align="justify" style:justify-single-word="false"/>
      <style:text-properties style:font-name="Ubuntu" fo:font-size="14pt" officeooo:rsid="0012bad8" officeooo:paragraph-rsid="0012bad8" style:font-size-asian="14pt" style:font-size-complex="14pt"/>
    </style:style>
    <style:style style:name="P39" style:family="paragraph" style:parent-style-name="Standard" style:list-style-name="L13">
      <style:paragraph-properties fo:margin-top="0.402cm" fo:margin-bottom="0.402cm" loext:contextual-spacing="false" fo:line-height="100%" fo:text-align="justify" style:justify-single-word="false"/>
      <style:text-properties style:font-name="Ubuntu" fo:font-size="14pt" officeooo:rsid="0012bad8" officeooo:paragraph-rsid="001476a8" style:font-size-asian="14pt" style:font-size-complex="14pt"/>
    </style:style>
    <style:style style:name="P40" style:family="paragraph" style:parent-style-name="Standard" style:list-style-name="L13">
      <style:paragraph-properties fo:margin-top="0.402cm" fo:margin-bottom="0.402cm" loext:contextual-spacing="false" fo:line-height="100%" fo:text-align="justify" style:justify-single-word="false"/>
      <style:text-properties style:font-name="Ubuntu" fo:font-size="14pt" officeooo:rsid="001476a8" officeooo:paragraph-rsid="001476a8" style:font-size-asian="14pt" style:font-size-complex="14pt"/>
    </style:style>
    <style:style style:name="P41" style:family="paragraph" style:parent-style-name="Standard" style:list-style-name="L14">
      <style:paragraph-properties fo:margin-top="0.402cm" fo:margin-bottom="0.402cm" loext:contextual-spacing="false" fo:line-height="100%" fo:text-align="justify" style:justify-single-word="false"/>
      <style:text-properties style:font-name="Ubuntu" fo:font-size="14pt" officeooo:rsid="0014fa59" officeooo:paragraph-rsid="0014fa59" style:font-size-asian="14pt" style:font-size-complex="14pt"/>
    </style:style>
    <style:style style:name="P42" style:family="paragraph" style:parent-style-name="Standard" style:list-style-name="L14">
      <style:paragraph-properties fo:margin-top="0.402cm" fo:margin-bottom="0.402cm" loext:contextual-spacing="false" fo:line-height="100%" fo:text-align="justify" style:justify-single-word="false"/>
      <style:text-properties style:font-name="Ubuntu" fo:font-size="14pt" officeooo:rsid="00168eee" officeooo:paragraph-rsid="00168eee" style:font-size-asian="14pt" style:font-size-complex="14pt"/>
    </style:style>
    <style:style style:name="P43" style:family="paragraph" style:parent-style-name="Standard" style:list-style-name="L15">
      <style:paragraph-properties fo:margin-top="0.402cm" fo:margin-bottom="0.402cm" loext:contextual-spacing="false" fo:line-height="100%" fo:text-align="justify" style:justify-single-word="false"/>
      <style:text-properties style:font-name="Ubuntu" fo:font-size="14pt" officeooo:rsid="0017a17d" officeooo:paragraph-rsid="0017a17d" style:font-size-asian="12.25pt" style:font-size-complex="14pt"/>
    </style:style>
    <style:style style:name="P44" style:family="paragraph" style:parent-style-name="Standard" style:list-style-name="L9">
      <style:paragraph-properties fo:margin-top="0.402cm" fo:margin-bottom="0.402cm" loext:contextual-spacing="false" fo:line-height="100%" fo:text-align="justify" style:justify-single-word="false"/>
      <style:text-properties officeooo:paragraph-rsid="000a6801"/>
    </style:style>
    <style:style style:name="P45" style:family="paragraph" style:parent-style-name="Standard" style:list-style-name="L10">
      <style:paragraph-properties fo:margin-top="0.402cm" fo:margin-bottom="0.402cm" loext:contextual-spacing="false" fo:line-height="100%" fo:text-align="justify" style:justify-single-word="false"/>
      <style:text-properties officeooo:paragraph-rsid="000a6801"/>
    </style:style>
    <style:style style:name="P46" style:family="paragraph" style:parent-style-name="Standard" style:list-style-name="L10">
      <style:paragraph-properties fo:margin-top="0.402cm" fo:margin-bottom="0.402cm" loext:contextual-spacing="false" fo:line-height="100%" fo:text-align="justify" style:justify-single-word="false"/>
      <style:text-properties officeooo:rsid="000bdd23" officeooo:paragraph-rsid="000bdd23"/>
    </style:style>
    <style:style style:name="P47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officeooo:rsid="000bdd23" officeooo:paragraph-rsid="000bdd23"/>
    </style:style>
    <style:style style:name="P48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fo:font-size="16pt" fo:font-weight="bold" officeooo:rsid="000d76d6" officeooo:paragraph-rsid="000d76d6" style:font-size-asian="14pt" style:font-weight-asian="bold" style:font-size-complex="16pt" style:font-weight-complex="bold"/>
    </style:style>
    <style:style style:name="P49" style:family="paragraph" style:parent-style-name="Standard">
      <style:paragraph-properties fo:margin-top="0.402cm" fo:margin-bottom="0.402cm" loext:contextual-spacing="false" fo:line-height="100%" fo:text-align="justify" style:justify-single-word="false"/>
      <style:text-properties officeooo:rsid="001476a8" officeooo:paragraph-rsid="001476a8"/>
    </style:style>
    <style:style style:name="P50" style:family="paragraph" style:parent-style-name="Standard" style:list-style-name="L4" style:master-page-name="">
      <loext:graphic-properties draw:fill="none"/>
      <style:paragraph-properties fo:margin-left="1.3cm" fo:margin-right="-0.199cm" fo:margin-top="0.101cm" fo:margin-bottom="0.101cm" loext:contextual-spacing="false" fo:line-height="100%" fo:text-align="justify" style:justify-single-word="false" fo:text-indent="-0.6cm" style:auto-text-indent="false" style:page-number="auto" fo:background-color="transparent"/>
      <style:text-properties style:font-name="Manjari Thin" fo:font-size="16pt" officeooo:rsid="0006208f" officeooo:paragraph-rsid="0006208f" style:font-size-asian="14pt" style:font-size-complex="16pt"/>
    </style:style>
    <style:style style:name="P51" style:family="paragraph" style:parent-style-name="Standard">
      <loext:graphic-properties draw:fill="none"/>
      <style:paragraph-properties fo:margin-left="0cm" fo:margin-right="-0.199cm" fo:margin-top="0.101cm" fo:margin-bottom="0.101cm" loext:contextual-spacing="false" fo:line-height="100%" fo:text-align="justify" style:justify-single-word="false" fo:text-indent="0cm" style:auto-text-indent="false" fo:background-color="transparent"/>
      <style:text-properties style:font-name="Manjari Thin" fo:font-size="16pt" officeooo:rsid="0006208f" officeooo:paragraph-rsid="0006208f" style:font-size-asian="14pt" style:font-size-complex="16pt"/>
    </style:style>
    <style:style style:name="P52" style:family="paragraph" style:parent-style-name="Standard">
      <style:paragraph-properties fo:margin-top="0.704cm" fo:margin-bottom="0.704cm" loext:contextual-spacing="false" fo:line-height="100%" fo:text-align="justify" style:justify-single-word="false"/>
      <style:text-properties style:font-name="Ubuntu" fo:font-size="14pt" fo:font-weight="normal" officeooo:rsid="000f2383" officeooo:paragraph-rsid="000ffb2d" style:font-size-asian="12.25pt" style:font-weight-asian="normal" style:font-size-complex="14pt" style:font-weight-complex="normal"/>
    </style:style>
    <style:style style:name="P5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size="14pt" officeooo:rsid="0002521c" style:font-size-asian="12.25pt" style:font-size-complex="14pt"/>
    </style:style>
    <style:style style:name="T2" style:family="text">
      <style:text-properties fo:font-size="14pt" officeooo:rsid="0006b90d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6208f" style:font-size-asian="14pt" style:font-size-complex="14pt"/>
    </style:style>
    <style:style style:name="T5" style:family="text">
      <style:text-properties style:font-name="Manjari Thin" fo:font-size="16pt" style:font-size-asian="16pt" style:font-size-complex="16pt"/>
    </style:style>
    <style:style style:name="T6" style:family="text">
      <style:text-properties style:font-name="Manjari Thin" fo:font-size="16pt" fo:font-style="normal" style:font-size-asian="14pt" style:font-style-asian="normal" style:font-size-complex="16pt" style:font-style-complex="normal"/>
    </style:style>
    <style:style style:name="T7" style:family="text">
      <style:text-properties style:font-name="Manjari Thin" fo:font-style="normal" style:font-style-asian="normal" style:font-style-complex="normal"/>
    </style:style>
    <style:style style:name="T8" style:family="text">
      <style:text-properties style:font-name="Ubuntu"/>
    </style:style>
    <style:style style:name="T9" style:family="text">
      <style:text-properties style:font-name="Ubuntu" fo:font-size="14pt" style:font-size-asian="12.25pt" style:font-size-complex="14pt"/>
    </style:style>
    <style:style style:name="T10" style:family="text">
      <style:text-properties style:font-name="Ubuntu" fo:font-size="14pt" officeooo:rsid="00043183" style:font-size-asian="12.25pt" style:font-size-complex="14pt"/>
    </style:style>
    <style:style style:name="T11" style:family="text">
      <style:text-properties style:font-name="Ubuntu" fo:font-size="14pt" officeooo:rsid="0006aee2" style:font-size-asian="12.25pt" style:font-size-complex="14pt"/>
    </style:style>
    <style:style style:name="T12" style:family="text">
      <style:text-properties style:font-name="Ubuntu" fo:font-size="14pt" officeooo:rsid="00073a06" style:font-size-asian="12.25pt" style:font-size-complex="14pt"/>
    </style:style>
    <style:style style:name="T13" style:family="text">
      <style:text-properties style:font-name="Ubuntu" fo:font-size="14pt" fo:language="hu" fo:country="HU" fo:font-style="italic" officeooo:rsid="00073a06" style:font-size-asian="12.25pt" style:font-size-complex="14pt"/>
    </style:style>
    <style:style style:name="T14" style:family="text">
      <style:text-properties style:font-name="Ubuntu" fo:font-size="14pt" fo:language="hu" fo:country="HU" fo:font-style="italic" fo:font-weight="normal" officeooo:rsid="00073a06" style:font-size-asian="12.25pt" style:font-weight-asian="normal" style:font-size-complex="14pt" style:font-weight-complex="normal"/>
    </style:style>
    <style:style style:name="T15" style:family="text">
      <style:text-properties style:font-name="Ubuntu" fo:font-size="14pt" fo:language="hu" fo:country="H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Ubuntu" fo:font-size="14pt" fo:language="hu" fo:country="HU" fo:font-style="normal" fo:font-weight="normal" officeooo:rsid="00073a06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Ubuntu" fo:font-size="14pt" fo:font-weight="normal" officeooo:rsid="0006b90d" style:font-size-asian="12.25pt" style:font-weight-asian="normal" style:font-size-complex="14pt" style:font-weight-complex="normal"/>
    </style:style>
    <style:style style:name="T18" style:family="text">
      <style:text-properties style:font-name="Ubuntu" fo:font-size="14pt" fo:font-weight="normal" officeooo:rsid="00073a06" style:font-size-asian="12.25pt" style:font-weight-asian="normal" style:font-size-complex="14pt" style:font-weight-complex="normal"/>
    </style:style>
    <style:style style:name="T19" style:family="text">
      <style:text-properties style:font-name="Ubuntu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Ubuntu" fo:font-size="14pt" fo:font-style="normal" fo:font-weight="normal" officeooo:rsid="000a6801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Ubuntu" fo:font-size="14pt" fo:font-style="normal" fo:font-weight="normal" officeooo:rsid="000d6dcb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Ubuntu" fo:font-size="14pt" fo:font-style="normal" fo:font-weight="normal" officeooo:rsid="000d76d6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Ubuntu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Ubuntu" fo:font-size="14pt" fo:font-style="italic" fo:font-weight="normal" officeooo:rsid="000a6801" style:font-size-asian="12.25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Ubuntu" fo:font-size="14pt" fo:font-style="italic" officeooo:rsid="00043183" style:font-size-asian="12.25pt" style:font-style-asian="italic" style:font-size-complex="14pt" style:font-style-complex="italic"/>
    </style:style>
    <style:style style:name="T26" style:family="text">
      <style:text-properties style:font-name="Ubuntu" officeooo:rsid="0006aee2"/>
    </style:style>
    <style:style style:name="T27" style:family="text">
      <style:text-properties style:font-name="Ubuntu" officeooo:rsid="0006b90d"/>
    </style:style>
    <style:style style:name="T28" style:family="text">
      <style:text-properties style:font-name="Ubuntu"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50c84" style:font-weight-asian="bold" style:font-weight-complex="bold"/>
    </style:style>
    <style:style style:name="T31" style:family="text">
      <style:text-properties officeooo:rsid="00050c84"/>
    </style:style>
    <style:style style:name="T32" style:family="text">
      <style:text-properties officeooo:rsid="0006b90d"/>
    </style:style>
    <style:style style:name="T33" style:family="text">
      <style:text-properties fo:font-weight="normal" officeooo:rsid="0006b90d" style:font-size-asian="16pt" style:font-weight-asian="normal" style:font-size-complex="16pt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0f2383" style:font-style-asian="normal" style:font-style-complex="normal"/>
    </style:style>
    <style:style style:name="T36" style:family="text">
      <style:text-properties fo:font-style="normal" officeooo:rsid="000ffb2d" style:font-style-asian="normal" style:font-style-complex="normal"/>
    </style:style>
    <style:style style:name="T37" style:family="text">
      <style:text-properties fo:font-style="normal" officeooo:rsid="0011b9f6" style:font-style-asian="normal" style:font-style-complex="normal"/>
    </style:style>
    <style:style style:name="T38" style:family="text">
      <style:text-properties fo:font-style="normal" officeooo:rsid="001476a8" style:font-style-asian="normal" style:font-style-complex="normal"/>
    </style:style>
    <style:style style:name="T39" style:family="text">
      <style:text-properties fo:font-style="normal" officeooo:rsid="0014fa59" style:font-style-asian="normal" style:font-style-complex="normal"/>
    </style:style>
    <style:style style:name="T40" style:family="text">
      <style:text-properties fo:font-style="normal" officeooo:rsid="0012bad8" style:font-style-asian="normal" style:font-style-complex="normal"/>
    </style:style>
    <style:style style:name="T41" style:family="text">
      <style:text-properties fo:font-style="normal" officeooo:rsid="00168eee" style:font-style-asian="normal" style:font-style-complex="normal"/>
    </style:style>
    <style:style style:name="T42" style:family="text">
      <style:text-properties fo:font-style="normal" fo:font-weight="normal" officeooo:rsid="0011b9f6" style:font-style-asian="normal" style:font-weight-asian="normal" style:font-style-complex="normal" style:font-weight-complex="normal"/>
    </style:style>
    <style:style style:name="T43" style:family="text">
      <style:text-properties fo:font-style="normal" style:font-size-asian="14pt" style:font-style-asian="normal" style:font-size-complex="16pt" style:font-style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fo:font-weight="normal" officeooo:rsid="0011b9f6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style:font-style-asian="italic" style:font-style-complex="italic"/>
    </style:style>
    <style:style style:name="T47" style:family="text">
      <style:text-properties style:font-name="sans-serif" fo:font-size="13.5pt" fo:font-style="normal" officeooo:rsid="0014fa59" style:font-size-asian="14pt" style:font-style-asian="normal" style:font-size-complex="16pt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9">Rendszerközeli programozás projekt </text:span><text:span text:style-name="T30">dokumentáció</text:span></text:p>
      <text:p text:style-name="P8"><text:s text:c="4"/><text:tab/><text:span text:style-name="T3">Készítette: Gyurcsák Dániel, </text:span><text:span text:style-name="T4">Mérnökinformatikus BSc, NK: ZP5J12</text:span></text:p>
      <text:p text:style-name="P3"/>
      <text:p text:style-name="P3"/>
      <text:p text:style-name="P18">A projekt feladat 3 állományból épül fel:</text:p>
      <text:list xml:id="list3390847449" text:style-name="L4">
        <text:list-item>
          <text:p text:style-name="P17">projekt.c – <text:tab/><text:span text:style-name="T9">a fő futtatható programegység</text:span></text:p>
        </text:list-item>
        <text:list-item>
          <text:p text:style-name="P5">functions.h – <text:tab/><text:span text:style-name="T9">a szükséges függvényeket és eljárásokat tartalmazó <text:tab/><text:tab/><text:tab/>állomány</text:span></text:p>
        </text:list-item>
        <text:list-item>
          <text:p text:style-name="P50">info.h - <text:tab/><text:tab/><text:span text:style-name="T9">a segítséghez szükséges adatokat tartalmazó állomány</text:span></text:p>
        </text:list-item>
      </text:list>
      <text:p text:style-name="P51"><text:span text:style-name="T9"/></text:p>
      <text:p text:style-name="P51"><text:span text:style-name="T9"/></text:p>
      <text:p text:style-name="P1">1. <text:s/>A program lefordítása</text:p>
      <text:list xml:id="list3849823256" text:style-name="L8">
        <text:list-item>
          <text:p text:style-name="P14">A program futtatásához Linux operációs rendszerre van szükség</text:p>
        </text:list-item>
      </text:list>
      <text:list xml:id="list2227600494" text:style-name="L2">
        <text:list-item>
          <text:p text:style-name="P9"><text:span text:style-name="T1">A program sikeres lefordításához használ</text:span><text:span text:style-name="T2">ja</text:span><text:span text:style-name="T1"> a gcc programot:</text:span></text:p>
          <text:list>
            <text:list-item>
              <text:list>
                <text:list-item>
                  <text:list>
                    <text:list-header>
                      <text:p text:style-name="P15">gcc projekt.c -o projekt -fopenmp</text:p>
                    </text:list-header>
                  </text:list>
                </text:list-item>
              </text:list>
            </text:list-item>
          </text:list>
        </text:list-item>
      </text:list>
      <text:p text:style-name="P11"><text:tab/><text:span text:style-name="T25">Megjegyzés:</text:span><text:span text:style-name="T10"> az -fopenmp kapcsoló a programban használt openmp <text:tab/>miatt szükséges, </text:span><text:span text:style-name="T11">ami a program több processzormagon</text:span><text:span text:style-name="T12"> való</text:span><text:span text:style-name="T11"> futásához <text:tab/>szükséges.</text:span></text:p>
      <text:p text:style-name="P12"><text:span text:style-name="T8">2. <text:s/>A program futtatása</text:span></text:p>
      <text:list xml:id="list2470588972" text:style-name="L5">
        <text:list-item>
          <text:p text:style-name="P20">A program verzió számának megtek<text:span text:style-name="T32">i</text:span>ntéséhez ad<text:span text:style-name="T32">ja</text:span> meg a</text:p>
          <text:list>
            <text:list-item>
              <text:list>
                <text:list-item>
                  <text:list>
                    <text:list-header>
                      <text:p text:style-name="P13">.<text:span text:style-name="T5">/projekt –version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1"><text:tab/>parancsot.</text:p>
      <text:list xml:id="list1248537895" text:style-name="L3">
        <text:list-item>
          <text:p text:style-name="P4"><text:span text:style-name="T8">A program futtatásához </text:span><text:span text:style-name="T26">további</text:span><text:span text:style-name="T8"> információért keres</text:span><text:span text:style-name="T27">se</text:span><text:span text:style-name="T8"> fel a help-et:</text:span></text:p>
          <text:list>
            <text:list-item>
              <text:list>
                <text:list-item>
                  <text:list>
                    <text:list-header>
                      <text:p text:style-name="P23">./projekt –help</text:p>
                    </text:list-header>
                  </text:list>
                </text:list-item>
              </text:list>
            </text:list-item>
          </text:list>
        </text:list-item>
      </text:list>
      <text:list xml:id="list3870049442" text:style-name="L6">
        <text:list-item>
          <text:p text:style-name="P10">Abban az esetben, ha a </text:p>
          <text:list>
            <text:list-item>
              <text:list>
                <text:list-item>
                  <text:list>
                    <text:list-header>
                      <text:p text:style-name="P16">./projekt képfájl.bmp</text:p>
                    </text:list-header>
                  </text:list>
                </text:list-item>
              </text:list>
            </text:list-item>
          </text:list>
        </text:list-item>
      </text:list>
      <text:p text:style-name="P6"><text:span text:style-name="T33"><text:tab/></text:span><text:span text:style-name="T17">parancs megadása esetén, miután sikeresen megnyitotta ezt a <text:s/>képfájlt <text:tab/>a program, akkor ebbe a képfájlba belekódolt szöveget egy <text:tab/>meghatározott minta alapján visszafejti </text:span><text:span text:style-name="T18">és a</text:span><text:span text:style-name="T17"> dekódolt szöveget <text:tab/></text:span><text:span text:style-name="T18">továbbítja a </text:span><text:span text:style-name="T13">irh.inf.unideb.hu/~vargai/post.php</text:span><text:span text:style-name="T14"> </text:span><text:span text:style-name="T16"><text:s text:c="2"/>webszerverre. Ebből <text:tab/>kifolyólag a program megfelelő futásához internetkapcsolatra van <text:tab/>szükség.</text:span></text:p>
      <text:list xml:id="list576747827" text:style-name="L7">
        <text:list-item>
          <text:p text:style-name="P7"><text:soft-page-break/><text:span text:style-name="T16">A</text:span><text:span text:style-name="T15">bban az esetben, ha nincs megadva parancssori argumentum, a program elindít egy tallózó függvényt, melynek segítségével lehet böngészni a mappák és a fájlok között. Ilyenkor ha egy képfájl nevét ad meg a tallózó függvénynek akkor a program az előző pontban leírtak szerint fog lefutni.</text:span></text:p>
        </text:list-item>
      </text:list>
      <text:p text:style-name="P30"/>
      <text:p text:style-name="P30">3. <text:span text:style-name="T31">A főprogram működésének leírása</text:span></text:p>
      <text:p text:style-name="P25"><text:tab/>int main(int argc, char* argv[]);</text:p>
      <text:list xml:id="list1804829422" text:style-name="L9">
        <text:list-item>
          <text:p text:style-name="P44"><text:span text:style-name="T20">A projekt fő programegysége. Számos funkciókat lát el:</text:span></text:p>
        </text:list-item>
      </text:list>
      <text:list xml:id="list2592474345" text:style-name="L10">
        <text:list-item>
          <text:p text:style-name="P45"><text:span text:style-name="T20">Ez kezeli a parancssori argumentumokat, <text:tab/>valamint a képfájlból való beolvasást. Továbbá meghívja a functions.h <text:s text:c="3"/><text:tab/>állományból a szükséges függvényeket, eljárásokat. <text:s/></text:span></text:p>
        </text:list-item>
        <text:list-item>
          <text:p text:style-name="P46"><text:span text:style-name="T20">A </text:span><text:span text:style-name="T24">–</text:span><text:span text:style-name="T23">version</text:span><text:span text:style-name="T19"> vagy a </text:span><text:span text:style-name="T23">–help</text:span><text:span text:style-name="T19"> parancssori argumentum megadásánál, meghívja az info.h állományból a szükséges eljárást ami kiírja az aktuális argumentumhoz tartozó információkat. Ekkor 0 értéket ad vissza az operációs rendszernek.</text:span></text:p>
        </text:list-item>
        <text:list-item>
          <text:p text:style-name="P46"><text:span text:style-name="T19">Abban az esetben ha nem tudja megnyitni az argumentumként megadott képfájlt, akkor kiírja az ehhez tartozó hibaüzenetet és 1-et ad vissza az operációs rendszernek.</text:span></text:p>
        </text:list-item>
        <text:list-item>
          <text:p text:style-name="P46"><text:span text:style-name="T19">Ha helytelenül lett megadva a parancssori argumentum 2-es értékkel tér vissza.</text:span></text:p>
        </text:list-item>
        <text:list-item>
          <text:p text:style-name="P46"><text:span text:style-name="T19">Túl sok megadott parancs esetén 3-as értéket ad vissza az operációs rendszernek.</text:span></text:p>
        </text:list-item>
        <text:list-item>
          <text:p text:style-name="P46"><text:span text:style-name="T19">Ha sikerült megnyitni a képfájlt, akkor annak dekódolására 2 másodperces időzí</text:span><text:span text:style-name="T21">t</text:span><text:span text:style-name="T19">őt </text:span><text:span text:style-name="T21">állít be, </text:span><text:span text:style-name="T22">és ha ezt az időkorlátot túllépi akkor a program futása megszakad a SIGALRM szignál hatására és kiírja az ehhez való hibaüzenetet. Továbbá nem engedi hogy a ctrl+c billentyűkombinációval lehessen leállítani a programot.</text:span></text:p>
        </text:list-item>
      </text:list>
      <text:p text:style-name="P47"><text:span text:style-name="T22"/></text:p>
      <text:p text:style-name="P48"><text:soft-page-break/><text:span text:style-name="T28">4. A functions.h állományban deklarált függvények leírása</text:span></text:p>
      <text:p text:style-name="P24"><text:span text:style-name="T34"><text:tab/>char* Unwrap(char* Pbuff, int NumCh);</text:span></text:p>
      <text:list xml:id="list2833850210" text:style-name="L11">
        <text:list-item>
          <text:p text:style-name="P31"><text:span text:style-name="T34">A karakterek dekódolásáért felelős függvény. </text:span><text:span text:style-name="T35">Lefoglal kellő memóriaterületet a dekódolt karaktereknek és ennek a tömbnek a címével tér vissza, valamint felszabadítja a char* Pbuff tömb által lefoglalt memóriaterületet.</text:span></text:p>
          <text:list>
            <text:list-item>
              <text:p text:style-name="P32"><text:span text:style-name="T44">char * Pbuff</text:span><text:span text:style-name="T34"> – a PixelArray azaz a pixelbe kódolt adatokat tartalmazó tömb memóriaterületének a címe. </text:span></text:p>
            </text:list-item>
            <text:list-item>
              <text:p text:style-name="P32"><text:span text:style-name="T44">int NumCh</text:span><text:span text:style-name="T34"> – a dekódolt karakterek számát tartalmazza.</text:span></text:p>
            </text:list-item>
            <text:list-item>
              <text:p text:style-name="P33"><text:span text:style-name="T34">Ha nem sikerült elegendő memóriaterületet foglalni a dekódolt karaktereket tartalmazó tömbnek, akkor kiír egy hibaüzenetet és 1 értékkel tér vissza az operációs rendszernek.</text:span></text:p>
            </text:list-item>
          </text:list>
        </text:list-item>
      </text:list>
      <text:p text:style-name="P52"><draw:line text:anchor-type="paragraph" draw:z-index="0" draw:name="Alakzat1" draw:style-name="gr1" draw:text-style-name="P53" svg:x1="0.419cm" svg:y1="0.808cm" svg:x2="17.722cm" svg:y2="0.765cm"><text:p/></draw:line></text:p>
      <text:p text:style-name="P22"><text:span text:style-name="T7"><text:tab/>c</text:span><text:span text:style-name="T6">har* ReadPixels(int f, int* NumCh);</text:span></text:p>
      <text:list xml:id="list3563273752" text:style-name="L12">
        <text:list-item>
          <text:p text:style-name="P34"><text:span text:style-name="T36">A függvény </text:span><text:span text:style-name="T34">beolvassa egy tömörítetlen, TrueColor bmp fájl </text:span><text:span text:style-name="T37">teljes</text:span><text:span text:style-name="T34"> tartalmát, </text:span><text:span text:style-name="T36">és ezen beolvasott Pixelek tömbjének a címével tér vissza.</text:span><text:span text:style-name="T34"> </text:span><text:span text:style-name="T37">Ha nem sikerül elegendő memóriaterületet lefoglalni ezen tömbnek, akkor kiír egy hibaüzenetet és 1 értéket ad vissza az operációs rendszernek.</text:span></text:p>
          <text:list>
            <text:list-item>
              <text:p text:style-name="P35"><text:span text:style-name="T44">int f</text:span><text:span text:style-name="T34"> – a binárisan megnyitott fájl leírója, melyen keresztül a függvény megkapja a képfájl tartalmát.</text:span></text:p>
            </text:list-item>
            <text:list-item>
              <text:p text:style-name="P36"><text:span text:style-name="T45">int* NumCh</text:span><text:span text:style-name="T42"> – ez output paraméterként működik, erre a címre helyezi el a</text:span><text:span text:style-name="T34"> pixeltömbben kódolt karakterek számát.</text:span></text:p>
            </text:list-item>
            <text:list-item>
              <text:p text:style-name="P38"><text:span text:style-name="T34">Ha sikerült beolvasni a képfájl tartalmát akkor az ehhez tartozó PixelArray tömbnek a címével tér vissza.</text:span></text:p>
              <text:p text:style-name="P26"><draw:line text:anchor-type="paragraph" draw:z-index="1" draw:name="Alakzat1" draw:style-name="gr1" draw:text-style-name="P53" svg:x1="0.419cm" svg:y1="1.217cm" svg:x2="17.722cm" svg:y2="1.174cm"><text:p/></draw:line></text:p>
            </text:list-item>
          </text:list>
        </text:list-item>
      </text:list>
      <text:p text:style-name="P27"><text:soft-page-break/><text:span text:style-name="T43"><text:tab/>Int BrowseForOpen();</text:span></text:p>
      <text:list xml:id="list259322342" text:style-name="L13">
        <text:list-item>
          <text:p text:style-name="P39"><text:span text:style-name="T34">A függvény ki</text:span><text:span text:style-name="T38">listázza</text:span><text:span text:style-name="T34"> a kimenetre az aktuális felhasználó alapértelmezett könyvtárának tartalmát. </text:span><text:span text:style-name="T38">Továbbá bekér a felhasználótól egy könyvtár / fájlnevet.</text:span></text:p>
          <text:list>
            <text:list-item>
              <text:p text:style-name="P37"><text:span text:style-name="T40"><text:s/></text:span><text:span text:style-name="T38">Ha a megadott név nem létezik a kilistázott tartalmak között, vagy el lett gépelve, akkor egy új sztringet kér be.</text:span></text:p>
            </text:list-item>
            <text:list-item>
              <text:p text:style-name="P40"><text:span text:style-name="T34">Ha a megadott név egy mappa neve, akkor belép a mappába és kilistázza annak a tartalmát. </text:span><text:span text:style-name="T39">A függvény kezeli a szülő könyvtárba visszalépést is. Ezt a „ .. ”-al lehet elérni.</text:span></text:p>
            </text:list-item>
            <text:list-item>
              <text:p text:style-name="P40"><draw:line text:anchor-type="paragraph" draw:z-index="2" draw:name="Alakzat1" draw:style-name="gr1" draw:text-style-name="P53" svg:x1="0.225cm" svg:y1="2.805cm" svg:x2="17.528cm" svg:y2="2.762cm"><text:p/></draw:line><text:span text:style-name="T34">Ha a megadott név egy fájl (pl. képfájl), ekkor </text:span><text:span text:style-name="T39">megnyitja ezt a fájlt binárisan olvasásra és visszatér ezzel a fájlleíróval.</text:span></text:p>
            </text:list-item>
          </text:list>
        </text:list-item>
      </text:list>
      <text:p text:style-name="P49"><text:span text:style-name="T47"/></text:p>
      <text:p text:style-name="P28"><text:span text:style-name="T39"><text:tab/>int Post(char* neptunID, char* message, int NumCh);</text:span></text:p>
      <text:list xml:id="list1231941192" text:style-name="L14">
        <text:list-item>
          <text:p text:style-name="P41"><text:span text:style-name="T34">A dekódolt szöveget a megadott webszerverre továbbításáért felelős függvény. Ennek a működése socket programozás segítségével megy végbe, mely létrehoz egy TCP alapú kapcsolatot a webszerverre</text:span><text:span text:style-name="T41">l</text:span><text:span text:style-name="T34">.</text:span></text:p>
          <text:list>
            <text:list-item>
              <text:p text:style-name="P42"><text:span text:style-name="T44">char* neptunID</text:span><text:span text:style-name="T34"> – ez a pointer a neptun azonosító sztingre mutat, mely a továbbításhoz szükséges adatokhoz szükséges.</text:span></text:p>
            </text:list-item>
            <text:list-item>
              <text:p text:style-name="P42"><text:span text:style-name="T46">char* message</text:span><text:span text:style-name="T34"> – ez a pointer a dekódolt szöveg tömbjének a memóriaterületére mutat melyet a webszerverre továbbít.</text:span></text:p>
            </text:list-item>
            <text:list-item>
              <text:p text:style-name="P42"><text:span text:style-name="T44">int NumCh</text:span><text:span text:style-name="T34"> – a dekódolt szöveg méretét tárolja bájtokban.</text:span></text:p>
            </text:list-item>
            <text:list-item>
              <text:p text:style-name="P42"><text:span text:style-name="T34">Ha sikeresen továbbította a megadott szöveget a webszervernek, akkor bontja a kapcsolatot és 0 értékkel tér vissza az operációs rendszerhez.</text:span></text:p>
            </text:list-item>
            <text:list-item>
              <text:p text:style-name="P42"><draw:line text:anchor-type="paragraph" draw:z-index="3" draw:name="Alakzat1" draw:style-name="gr1" draw:text-style-name="P53" svg:x1="0.225cm" svg:y1="2.805cm" svg:x2="17.528cm" svg:y2="2.762cm"><text:p/></draw:line><text:span text:style-name="T34">Ha nem sikerült továbbítani a megadott szöveget 1 értékkel tér vissza.</text:span></text:p>
            </text:list-item>
          </text:list>
        </text:list-item>
      </text:list>
      <text:p text:style-name="P29"><text:soft-page-break/><text:span text:style-name="T34"><text:tab/>void WhatToDo(int sig);</text:span></text:p>
      <text:list xml:id="list3334552384" text:style-name="L15">
        <text:list-item>
          <text:p text:style-name="P43"><text:span text:style-name="T34">Szignálkezelő eljárás. Ha a paraméter egy SIGALRM típusú szignált kapott, akkor kiírja az ehhez tartozó hibaüzenetet. Ez akkor történhet meg ha a dekódolás ideje túllépte a megadott időkorlátot. Ekkor a program működése leáll és 1 értéket ad vissza az operációs rendszernek.</text:span></text:p>
          <text:p text:style-name="P19"><draw:line text:anchor-type="paragraph" draw:z-index="4" draw:name="Alakzat1" draw:style-name="gr1" draw:text-style-name="P53" svg:x1="0.105cm" svg:y1="3.888cm" svg:x2="17.408cm" svg:y2="3.845cm"><text:p/></draw:line><text:span text:style-name="T34">Ha a paraméter egy SIGINT típusú szignált kapott (ha a felhasználó megpróbálta leállítani a programot a ctrl+c billentyűkombinációval), akkor létrehoz egy gyermek folyamatot, mely tájékoztatja a felhasználót hogy jelenleg ezt nem teheti meg, ezután a gyerek be is fejeződik. Ez forkolással és szignálküldéssel valósul me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, 'Times New Roman EmbeddedFont', 'Times New Roman MSFontService', serif"/>
    <style:font-face style:name="monospace" svg:font-family="monospace"/>
    <style:font-face style:name="sans-serif" svg:font-family="sans-serif"/>
    <style:font-face style:name="Hack" svg:font-family="Hack" style:font-pitch="fixed"/>
    <style:font-face style:name="Likhan" svg:font-family="Likhan" style:font-pitch="variable"/>
    <style:font-face style:name="Manjari Thin" svg:font-family="'Manjari Thi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0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11:54:21.505299570</meta:creation-date>
    <dc:date>2021-04-24T17:33:08.562693266</dc:date>
    <meta:editing-duration>PT6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57" meta:word-count="858" meta:character-count="5919" meta:non-whitespace-character-count="5106"/>
  </office:meta>
</office:document-meta>
</file>